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75cm">
          <draw:text-box>
            <text:p text:style-name="P1"><text:span text:style-name="T1">HYMN #851</text:span></text:p>
            <text:p text:style-name="P1"><text:span text:style-name="T2">“</text:span><text:span text:style-name="T2">Lord of Glory, You Have Bought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1. </text:span><text:span text:style-name="T4">Lord of glory, You have bought us</text:span><text:span text:style-name="T4"><text:line-break/></text:span><text:span text:style-name="T4">With Your lifeblood as the price,</text:span><text:span text:style-name="T4"><text:line-break/></text:span><text:span text:style-name="T4">Never grudging for the lost ones</text:span><text:span text:style-name="T4"><text:line-break/></text:span><text:span text:style-name="T4">That tremendous sacrifi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4" draw:layer="layout" svg:width="25.146cm" svg:height="7.011cm" svg:x="1.524cm" svg:y="0.254cm">
          <draw:text-box>
            <text:p text:style-name="P1"><text:span text:style-name="T4">And with that have freely given</text:span><text:span text:style-name="T4"><text:line-break/></text:span><text:span text:style-name="T4">Blessings countless as the sand</text:span><text:span text:style-name="T4"><text:line-break/></text:span><text:span text:style-name="T4">To the_unthankful and the evil</text:span><text:span text:style-name="T4"><text:line-break/></text:span><text:span text:style-name="T4">With Your own unsparing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6" draw:layer="layout" svg:width="25.146cm" svg:height="7.011cm" svg:x="1.524cm" svg:y="0.762cm">
          <draw:text-box>
            <text:p text:style-name="P5"><text:span text:style-name="T5">2. </text:span><text:span text:style-name="T6">Grant us hearts, dear Lord, to give You</text:span><text:span text:style-name="T6"><text:line-break/></text:span><text:span text:style-name="T6">Gladly, freely of Your own.</text:span><text:span text:style-name="T6"><text:line-break/></text:span><text:span text:style-name="T6">With the sunshine of Your goodness</text:span><text:span text:style-name="T6"><text:line-break/></text:span><text:span text:style-name="T6">Melt our thankless hearts of st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6" draw:layer="layout" svg:width="25.146cm" svg:height="7.011cm" svg:x="1.27cm" svg:y="0.849cm">
          <draw:text-box>
            <text:p text:style-name="P5"><text:span text:style-name="T6">Till our cold and selfish natures,</text:span><text:span text:style-name="T6"><text:line-break/></text:span><text:span text:style-name="T6">Warmed by You, at length believe</text:span><text:span text:style-name="T6"><text:line-break/></text:span><text:span text:style-name="T6">That more happy and more blessèd</text:span><text:span text:style-name="T6"><text:line-break/></text:span><text:span text:style-name="T6">’Tis to give than to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6" draw:layer="layout" svg:width="24.384cm" svg:height="7.011cm" svg:x="1.778cm" svg:y="1.016cm">
          <draw:text-box>
            <text:p text:style-name="P5"><text:span text:style-name="T5">3. </text:span><text:span text:style-name="T6">Wondrous honor You have given</text:span><text:span text:style-name="T6"><text:line-break/></text:span><text:span text:style-name="T6">To our humblest charity</text:span><text:span text:style-name="T6"><text:line-break/></text:span><text:span text:style-name="T6">In Your own mysterious sentence,</text:span><text:span text:style-name="T6"><text:line-break/></text:span><text:span text:style-name="T6">“You have done it all to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3" draw:text-style-name="P6" draw:layer="layout" svg:width="24.13cm" svg:height="7.011cm" svg:x="2.032cm" svg:y="1.103cm">
          <draw:text-box>
            <text:p text:style-name="P5"><text:span text:style-name="T6">Can it be, O gracious Master,</text:span><text:span text:style-name="T6"><text:line-break/></text:span><text:span text:style-name="T6">That You deign for alms to sue,</text:span><text:span text:style-name="T6"><text:line-break/></text:span><text:span text:style-name="T6">Saying by Your poor and needy,</text:span><text:span text:style-name="T6"><text:line-break/></text:span><text:span text:style-name="T6">“Give as I have giv’n to you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3" draw:text-style-name="P8" draw:layer="layout" svg:width="24.638cm" svg:height="7.011cm" svg:x="1.524cm" svg:y="0.849cm">
          <draw:text-box>
            <text:p text:style-name="P7"><text:span text:style-name="T5">4. </text:span><text:span text:style-name="T6">Lord of glory, You have bought us</text:span></text:p>
            <text:p text:style-name="P7"><text:span text:style-name="T6">With Your lifeblood as the price,</text:span></text:p>
            <text:p text:style-name="P7"><text:span text:style-name="T6">Never grudging for the lost ones</text:span></text:p>
            <text:p text:style-name="P7"><text:span text:style-name="T6">That tremendous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4" draw:text-style-name="P10" draw:layer="layout" svg:width="25.146cm" svg:height="12.974cm" svg:x="1.524cm" svg:y="0.254cm">
          <draw:text-box>
            <text:p text:style-name="P7"><text:span text:style-name="T6">Give us faith to trust You boldly,</text:span></text:p>
            <text:p text:style-name="P7"><text:span text:style-name="T6">Hope, to stay our souls on You;</text:span></text:p>
            <text:p text:style-name="P7"><text:span text:style-name="T6">But, oh, best of all Your graces,</text:span></text:p>
            <text:p text:style-name="P7"><text:span text:style-name="T6">With Your love our love renew.</text:span></text:p>
            <text:p text:style-name="P9"><text:span text:style-name="T7"><text:line-break/></text:span><text:span text:style-name="T7"/></text:p>
            <text:p text:style-name="P9"><text:span text:style-name="T8"/></text:p>
            <text:p text:style-name="P9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38:00.640000000</meta:creation-date>
    <dc:title>Hymn template</dc:title>
    <meta:editing-duration>PT9M23S</meta:editing-duration>
    <meta:editing-cycles>8</meta:editing-cycles>
    <meta:generator>LibreOffice/6.0.5.2$Windows_X86_64 LibreOffice_project/54c8cbb85f300ac59db32fe8a675ff7683cd5a16</meta:generator>
    <meta:initial-creator>Arthur Hoch</meta:initial-creator>
    <dc:date>2018-09-18T19:49:22.706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10-01T09:38:00.542000000"/>
  </office:meta>
</office:document-meta>
</file>